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te Machines – The Abstract View</text:h>
      <text:p text:style-name="Standard">This is the first of a series of articles in which I intend to discuss the merits of state machines as a modelling tool. State machines form one core behavioral diagram in executable uml and paired along with a class diagram can almost completely specify the interaction between a system of objects. </text:p>
      <text:p text:style-name="Standard">Before jumping into what a state machine is I want to start with an abstract view of what it means to program in an object oriented system. In many ways object orientation means that I break a problem down<text:note text:id="ftn1" text:note-class="footnote"><text:note-citation>1</text:note-citation><text:note-body><text:p text:style-name="Footnote">Divide and Conquer or Top down design</text:p></text:note-body></text:note> into smaller interacting parts. </text:p>
      <text:p text:style-name="Standard">To me the indication of “object orientedness” of a system is best defined by how many of these smaller parts I can consider to be living entities that can interact with other parts in the system. A living entity can either be active and go out and interact with its environment or passive by waiting for other parts to contact it. The part is, however, always in charge of how it reacts to requests from other parts. </text:p>
      <text:p text:style-name="Standard">A non-living entity on the other hand is often just a shell – a container that is shoved from pillow to post with no control over its destiny. These are just static pieces of data that only change when something external changes them.</text:p>
      <text:p text:style-name="Standard">The key consideration is that the objects in the system are those parts that act like living entities and are in control of its actions and reactions – its behaviours. If we find a problem in some behaviour – it is some part (object) that is doing the wrong behaviour. We should not be thinking in terms of code but more specifically in terms of the part and what it does and how it reacts to external stimulii. </text:p>
      <text:p text:style-name="Standard">I often think in awe at how human societies can scale based on this very same divide and conquer mechanism<text:note text:id="ftn2" text:note-class="footnote"><text:note-citation>2</text:note-citation><text:note-body><text:p text:style-name="Footnote">Continents contain countries which contain cities with districts, etc.</text:p></text:note-body></text:note> <text:note text:id="ftn3" text:note-class="footnote"><text:note-citation>3</text:note-citation><text:note-body><text:p text:style-name="Footnote">Or even a bottom up approach – with humans forming community first by family. This family then mixes with other families forming bigger communities. These form into districts/suburbs. Districts aggregate and form towns and cities – to Countries, etc. Each part discussed here – human, family, district, town and city are from some view living entities.</text:p></text:note-body></text:note> <text:note text:id="ftn4" text:note-class="footnote"><text:note-citation>4</text:note-citation><text:note-body><text:p text:style-name="Footnote">Chicken and egg situation – which to do first during design – break a problem down or build a solution up. Software architects should jump back and forth continuously.</text:p></text:note-body></text:note>. Every human in a society is a living entity. You cannot make a human to do something. What you can do is set rules and consequences to obeying and disobeying. A human being will then consider the consequences of ignoring or listening to these rules in decisions <text:span text:style-name="T1">they</text:span> make and actions <text:span text:style-name="T1">they</text:span> take. If a part of the system can be attributed in the same way then it is an object. </text:p>
      <text:p text:style-name="Standard">As can be seen the emphasis here is on the behaviour of a part, an entity, or object. The behaviour might require certain access to data and the accompanying ownership of that data – but that is secondary to the object. It is however this final amalgamation that brings us to the one of the normal tenets of OO which is encapsulation of the object's data and behaviour. Polymorphism and inheritance are actually more offshoots or enhancements made possible by encapsulation. The starting point though – is behaviour.</text:p>
      <text:h text:style-name="Heading_20_2" text:outline-level="2">So how do we model behaviour?</text:h>
      <text:p text:style-name="Text_20_body">Behaviour can be expressed as actions taken when certain conditions are met. Often the actions are only taken after certain events occur (and some other conditions are met). This can be expressed as Condition-Action pairs. Most of our programming languages support some form of the “if condition do action” construct. This is often the simplest control structure available to us. When events also first occur – then we have an event-condition-action (ECA) triple. Note that the event is also just a form of condition as you can easily think of the event as a condition “<text:span text:style-name="T1">if </text:span><text:span text:style-name="T2">incomingEvent == timeoutEvent </text:span><text:span text:style-name="T3">and</text:span><text:span text:style-name="T2"> time &gt; sleepTime </text:span><text:span text:style-name="T3">then</text:span><text:span text:style-name="T2"> goToBed</text:span><text:span text:style-name="T4">”</text:span> i.e. Event – Condition – Action.</text:p>
      <text:p text:style-name="Text_20_body">State machines extend this modelling syntax by the notion that an object maintains certain “<text:span text:style-name="T1">true conditions”</text:span> about itself through its lifecycle. These conditions change when certain events occur and possibly on running some actions. These “<text:span text:style-name="T1">true conditions</text:span>” might be held true for a number of events at a time. This common “<text:span text:style-name="T3">true conditions</text:span>” can be labelled as a single known <text:span text:style-name="T2">state</text:span> of the object. Other conditions that then become true allows the system to react to different events – indicating that the system has moved into a different <text:span text:style-name="T5">state</text:span>. So the ECA triple becomes SECAS as in “<text:span text:style-name="T6">S</text:span>tate1 -&gt; <text:span text:style-name="T6">E</text:span>vent – <text:span text:style-name="T6">C</text:span>ondition(s) – <text:span text:style-name="T6">A</text:span>ction -&gt; <text:span text:style-name="T6">S</text:span>tate2”. </text:p>
      <text:p text:style-name="Text_20_body">The long form would be:- Object is in state s1. When the object receives an event e1 that it is willing to process while in state s1 and under the condition that conditions c1 and c2 are also true then the object will execute action a1 and then move on to state s2.</text:p>
      <text:p text:style-name="Text_20_body">If we are able to define the outer system boundary of our problem and then define all the possible events our system has to respond to and the resulting actions from those events and the conditions that those actions would require be they are run then are well on our way to modelling the black box that is our problem domain. At this global level – it is probably understood when certain events are allowed and when not. If we start seeing multiple events requiring the same set of conditions before they will be eligible for execution then we are starting to see the various states (<text:span text:style-name="T1">true conditions</text:span><text:span text:style-name="T7">) for our system as a whole. </text:span></text:p>
      <text:p text:style-name="P1">We can continue by dividing the system into its parts and once again define what events each part can respond to and under what conditions, ad infinitum (or until the individual problems are small enough that they are solvable).</text:p>
      <text:p text:style-name="P1">State machines are primarily a visual modelling device – but before jumping into any visual explanation – I wanted to be clear that the concepts that it makes visual can be traced all the way back to a standard <text:span text:style-name="T1">if-condition-do-action</text:span> control structure. There is no magic in what it will be showing. The only magic, I suppose, is a result of the formal structure around the visual language introduced by state machines. This results in making the presentation of our object's behaviour visually accessible which is what I will hopefully show in future pos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style:shadow="non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6-07T13:56:36</meta:creation-date>
    <dc:date>2006-06-08T23:02:20</dc:date>
    <dc:language>en-GB</dc:language>
    <meta:editing-cycles>455</meta:editing-cycles>
    <meta:editing-duration>PT19H18M6S</meta:editing-duration>
    <meta:user-defined meta:name="Info 1"/>
    <meta:user-defined meta:name="Info 2"/>
    <meta:user-defined meta:name="Info 3"/>
    <meta:user-defined meta:name="Info 4"/>
    <meta:document-statistic meta:table-count="0" meta:image-count="0" meta:object-count="0" meta:page-count="2" meta:paragraph-count="19" meta:word-count="1087" meta:character-count="6279"/>
  </office:meta>
</office:document-meta>
</file>